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6pt" fo:font-weight="bold" officeooo:rsid="00003225" officeooo:paragraph-rsid="00003225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officeooo:rsid="00003225" officeooo:paragraph-rsid="00003225"/>
    </style:style>
    <style:style style:name="P3" style:family="paragraph" style:parent-style-name="Standard">
      <style:paragraph-properties fo:text-align="justify" style:justify-single-word="false"/>
      <style:text-properties style:font-name="Arial" officeooo:rsid="00003225" officeooo:paragraph-rsid="00050c52"/>
    </style:style>
    <style:style style:name="P4" style:family="paragraph" style:parent-style-name="Standard">
      <style:paragraph-properties fo:text-align="justify" style:justify-single-word="false"/>
      <style:text-properties style:font-name="Arial" officeooo:rsid="0000ac75" officeooo:paragraph-rsid="0002b194"/>
    </style:style>
    <style:style style:name="P5" style:family="paragraph" style:parent-style-name="Standard">
      <style:paragraph-properties fo:text-align="justify" style:justify-single-word="false"/>
      <style:text-properties style:font-name="Arial" officeooo:rsid="0002cb97" officeooo:paragraph-rsid="0002cb97"/>
    </style:style>
    <style:style style:name="T1" style:family="text">
      <style:text-properties officeooo:rsid="0000ac75"/>
    </style:style>
    <style:style style:name="T2" style:family="text">
      <style:text-properties officeooo:rsid="00050c5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ni-Mundo</text:p>
      <text:p text:style-name="P2"/>
      <text:p text:style-name="P3">Um professor submeteu um projeto com 4 alunos voluntarios, para desenvolverem um sistema de gerenciamento de informações de uma ITCP. <text:span text:style-name="T1">Uma Incubadora Tecnologica de Cooperativas Populares – ITCP, presta assessoria a pequenos grupos solidarios que tenham a necessidade de acessoramento enquanto "não conseguem andar com as proprias pernas". </text:span></text:p>
      <text:p text:style-name="P3"><text:span text:style-name="T1">Apesar do nome "ITCP", a mesma tambem incuba assossiações solidarias, assossiações e cooperativas neste contexto então serão chamados de grupos solidarias. Um grupo solidario possui nome, endereco, telefone e cnpj. Uma associação possui um patrimônio. Uma cooperativa possui capital social e pode realizar emprestimos em bancos, diferente de uma associação que não pode. Um emprestimo possui o valor do emprestimo, data de recebimento, data de pagamento, juros mensais e o nome do banco. </text:span></text:p>
      <text:p text:style-name="P4">É comun que grupos solidarios recebam doações, uma doação tem data da doação, <text:span text:style-name="T2">nome da </text:span>entidade doadora e <text:s/>o tipo de doação. </text:p>
      <text:p text:style-name="P4">Um grupo solidario realiza compras e vendas de produtos constantemente, porem as informações das mesmas são armazenadas somente por mes. As vendas mensais possuem data e valor total vendido no mes. As compras mensais possuem data e valor total comprado no mes. </text:p>
      <text:p text:style-name="P4">Um produto possui valor unitario, nome e descrição. Existem pessoas que serão cadastradas no sistema, estas possuem nome, endereco, telefone, cpf, rg e tipo. O tipo de uma pessoa diz respeito a o que ela é no mini-mundo, podendo ser uma assossiada ou cooperada de algum grupo, tambem pode ser um estagiario, tecnico ou o proprio coordenador da ITCP, esse existe somente um no sistema. Toda pessoa esta relacionada <text:span text:style-name="T2">a</text:span> um grupo, seja estagiario, tecnico, coordenador, cooperado ou associado.</text:p>
      <text:p text:style-name="P5">Grupos solidarios possuem ações e atividades a serem realisadas e sempre existira no minimo um estagiario na ação ou atividad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7M10S</meta:editing-duration>
    <meta:editing-cycles>7</meta:editing-cycles>
    <meta:generator>LibreOffice/4.4.0.3$Windows_x86 LibreOffice_project/de093506bcdc5fafd9023ee680b8c60e3e0645d7</meta:generator>
    <dc:date>2015-03-03T05:59:38.822000000</dc:date>
    <meta:document-statistic meta:table-count="0" meta:image-count="0" meta:object-count="0" meta:page-count="1" meta:paragraph-count="7" meta:word-count="284" meta:character-count="1837" meta:non-whitespace-character-count="1554"/>
    <meta:user-defined meta:name="Info 1"/>
    <meta:user-defined meta:name="Info 2"/>
    <meta:user-defined meta:name="Info 3"/>
    <meta:user-defined meta:name="Info 4"/>
  </office:meta>
</office:document-meta>
</file>